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" fo:font-size="16pt" officeooo:paragraph-rsid="000c9729" style:font-size-asian="16pt" style:font-name-complex="IRRoya" style:font-size-complex="16pt"/>
    </style:style>
    <style:style style:name="P2" style:family="paragraph" style:parent-style-name="Standard">
      <style:text-properties style:font-name="IRRoya" fo:font-size="16pt" style:font-size-asian="16pt" style:font-name-complex="IRRoya" style:font-size-complex="16pt"/>
    </style:style>
    <style:style style:name="P3" style:family="paragraph" style:parent-style-name="Standard">
      <style:text-properties style:font-name="IRRoya" fo:font-size="16pt" officeooo:rsid="0010b1b9" officeooo:paragraph-rsid="0010b1b9" style:font-size-asian="16pt" style:font-name-complex="IRRoya" style:font-size-complex="16pt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" fo:font-size="16pt" fo:letter-spacing="normal" officeooo:rsid="000f4bce" officeooo:paragraph-rsid="000f4bce" style:font-size-asian="16pt" style:font-name-complex="IRRoya" style:font-size-complex="16pt" style:font-style-complex="normal" style:font-weight-complex="normal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officeooo:rsid="000f4bce" style:font-style-complex="normal" style:font-weight-complex="normal"/>
    </style:style>
    <style:style style:name="T3" style:family="text">
      <style:text-properties fo:font-variant="normal" fo:text-transform="none" fo:color="#202124" loext:opacity="100%" fo:letter-spacing="normal" fo:font-style="normal" fo:font-weight="normal"/>
    </style:style>
    <style:style style:name="T4" style:family="text">
      <style:text-properties fo:font-variant="normal" fo:text-transform="none" fo:color="#202124" loext:opacity="100%" fo:letter-spacing="normal" fo:font-style="normal" fo:font-weight="normal" officeooo:rsid="000f4bce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larage : <text:span text:style-name="T1">گنجایش سرداب، به اندازه‌ی یک سرداب پر </text:span><text:span text:style-name="T3">--- </text:span><text:span text:style-name="T1">سرداب‌ها، دخمه‌ها</text:span></text:p>
      <text:p text:style-name="P4">book the first:</text:p>
      <text:p text:style-name="P2">crust: <text:span text:style-name="T2">پوسته‌ی نان </text:span><text:span text:style-name="T4">(</text:span><text:span text:style-name="T2">به ویژه نان ساندویچی</text:span><text:span text:style-name="T4">)</text:span><text:span text:style-name="T2">، بریده یا خرده نان خشک<text:line-break/>neckcloth: </text:span></text:p>
      <text:p text:style-name="P3">vault 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01-27T08:52:42.652871338</dc:date>
    <meta:editing-duration>PT1H37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30" meta:character-count="166" meta:non-whitespace-character-count="138"/>
  </office:meta>
</office:document-meta>
</file>